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Training+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ND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CN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Entering</text:p>
          </table:table-cell>
          <table:table-cell office:value-type="string" calcext:value-type="string">
            <text:p>Leaving</text:p>
          </table:table-cell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OnTrack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7:.G27])+SUM([.B19:.G19])+SUM([.B11:.G11])+SUM([.B3:.G3])+SUM([.J3:.L3])+SUM([.J11:.L11])+SUM([.J19:.L19])+SUM([.J27:.L27])"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B28:.G28])+SUM([.B20:.G20])+SUM([.B12:.G12])+SUM([.B4:.G4])+SUM([.J4:.L4])+SUM([.J12:.L12])+SUM([.J20:.L20])+SUM([.J28:.L28])"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G29])+SUM([.B21:.G21])+SUM([.B13:.G13])+SUM([.B5:.G5])+SUM([.J5:.L5])+SUM([.J13:.L13])+SUM([.J21:.L21])+SUM([.J29:.L29])"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0:.G30])+SUM([.B22:.G22])+SUM([.B14:.G14])+SUM([.B6:.G6])+SUM([.J6:.L6])+SUM([.J14:.L14])+SUM([.J22:.L22])+SUM([.J30:.L30])"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G31])+SUM([.B23:.G23])+SUM([.B15:.G15])+SUM([.B7:.G7])+SUM([.J7:.L7])+SUM([.J15:.L15])+SUM([.J23:.L23])+SUM([.J31:.L31])"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2:.G32])+SUM([.B24:.G24])+SUM([.B16:.G16])+SUM([.B8:.G8])+SUM([.J8:.L8])+SUM([.J16:.L16])+SUM([.J24:.L24])+SUM([.J32:.L32])"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UD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N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U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B3:.G3])/(SUM([.B3:.G3])+SUM([.B11:.G11]))*100" office:value-type="float" office:value="90" calcext:value-type="float">
            <text:p>90</text:p>
          </table:table-cell>
          <table:table-cell table:formula="of:=SUM([.B19:.G19])/(SUM([.B19:.G19])+SUM([.B27:.G27]))*100" office:value-type="float" office:value="97.4358974358974" calcext:value-type="float">
            <text:p>97,4358974359</text:p>
          </table:table-cell>
          <table:table-cell table:formula="of:=SUM([.B27:.G27])/(SUM([.B19:.G19])+SUM([.B27:.G27]))*100" office:value-type="float" office:value="2.56410256410256" calcext:value-type="float">
            <text:p>2,5641025641</text:p>
          </table:table-cell>
          <table:table-cell table:style-name="ce1" table:formula="of:=SUM([.B11:.G11])/(SUM([.B3:.G3])+SUM([.B11:.G11]))*100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(SUM([.B3:.G3])+SUM([.J3:.L3]))/(SUM([.B3:.G3])+SUM([.J3:.L3])+SUM([.B11:.G11])+SUM([.J11:.L11]))*100" office:value-type="float" office:value="90" calcext:value-type="float">
            <text:p>90</text:p>
          </table:table-cell>
          <table:table-cell table:formula="of:=(SUM([.B19:.G19])+SUM([.J19:.L19]))/(SUM([.B19:.G19])+SUM([.J19:.L19])+SUM([.J27:.L27])+SUM([.B27:.G27]))*100" office:value-type="float" office:value="98.0722891566265" calcext:value-type="float">
            <text:p>98,0722891566</text:p>
          </table:table-cell>
          <table:table-cell table:formula="of:=(SUM([.B27:.G27])+SUM([.J27:.L27]))/(SUM([.B19:.G19])+SUM([.J27:.L27])+SUM([.B27:.G27])+SUM([.J19:.L19]))*100" office:value-type="float" office:value="1.92771084337349" calcext:value-type="float">
            <text:p>1,9277108434</text:p>
          </table:table-cell>
          <table:table-cell table:style-name="ce1" table:formula="of:=(SUM([.B11:.G11])+SUM([.J11:.L11]))/(SUM([.B3:.G3])+SUM([.J11:.L11])+SUM([.B11:.G11])+SUM([.J3:.L3]))*10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4:.G4])/(SUM([.B4:.G4])+SUM([.B12:.G12]))*100" office:value-type="float" office:value="93.0555555555556" calcext:value-type="float">
            <text:p>93,0555555556</text:p>
          </table:table-cell>
          <table:table-cell table:formula="of:=SUM([.B20:.G20])/(SUM([.B20:.G20])+SUM([.B28:.G28]))*100" office:value-type="float" office:value="94.7867298578199" calcext:value-type="float">
            <text:p>94,7867298578</text:p>
          </table:table-cell>
          <table:table-cell table:formula="of:=SUM([.B28:.G28])/(SUM([.B20:.G20])+SUM([.B28:.G28]))*100" office:value-type="float" office:value="5.2132701421801" calcext:value-type="float">
            <text:p>5,2132701422</text:p>
          </table:table-cell>
          <table:table-cell table:style-name="ce1" table:formula="of:=SUM([.B12:.G12])/(SUM([.B4:.G4])+SUM([.B12:.G12]))*100" office:value-type="float" office:value="6.94444444444444" calcext:value-type="float">
            <text:p>6,9444444444</text:p>
          </table:table-cell>
          <table:table-cell/>
          <table:table-cell office:value-type="float" office:value="1" calcext:value-type="float">
            <text:p>1</text:p>
          </table:table-cell>
          <table:table-cell table:formula="of:=(SUM([.B4:.G4])+SUM([.J4:.L4]))/(SUM([.B4:.G4])+SUM([.J4:.L4])+SUM([.B12:.G12])+SUM([.J12:.L12]))*100" office:value-type="float" office:value="95.5882352941176" calcext:value-type="float">
            <text:p>95,5882352941</text:p>
          </table:table-cell>
          <table:table-cell table:formula="of:=(SUM([.B20:.G20])+SUM([.J20:.L20]))/(SUM([.B20:.G20])+SUM([.J20:.L20])+SUM([.J28:.L28])+SUM([.B28:.G28]))*100" office:value-type="float" office:value="95.9866220735786" calcext:value-type="float">
            <text:p>95,9866220736</text:p>
          </table:table-cell>
          <table:table-cell table:formula="of:=(SUM([.B28:.G28])+SUM([.J28:.L28]))/(SUM([.B20:.G20])+SUM([.J28:.L28])+SUM([.B28:.G28])+SUM([.J20:.L20]))*100" office:value-type="float" office:value="4.01337792642141" calcext:value-type="float">
            <text:p>4,0133779264</text:p>
          </table:table-cell>
          <table:table-cell table:style-name="ce1" table:formula="of:=(SUM([.B12:.G12])+SUM([.J12:.L12]))/(SUM([.B4:.G4])+SUM([.J12:.L12])+SUM([.B12:.G12])+SUM([.J4:.L4]))*100" office:value-type="float" office:value="4.41176470588235" calcext:value-type="float">
            <text:p>4,41176470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5:.G5])/(SUM([.B5:.G5])+SUM([.B13:.G13]))*100" office:value-type="float" office:value="88.7179487179487" calcext:value-type="float">
            <text:p>88,7179487179</text:p>
          </table:table-cell>
          <table:table-cell table:formula="of:=SUM([.B21:.G21])/(SUM([.B21:.G21])+SUM([.B29:.G29]))*100" office:value-type="float" office:value="98.8636363636364" calcext:value-type="float">
            <text:p>98,8636363636</text:p>
          </table:table-cell>
          <table:table-cell table:formula="of:=SUM([.B29:.G29])/(SUM([.B21:.G21])+SUM([.B29:.G29]))*100" office:value-type="float" office:value="1.13636363636364" calcext:value-type="float">
            <text:p>1,1363636364</text:p>
          </table:table-cell>
          <table:table-cell table:style-name="ce1" table:formula="of:=SUM([.B13:.G13])/(SUM([.B5:.G5])+SUM([.B13:.G13]))*100" office:value-type="float" office:value="11.2820512820513" calcext:value-type="float">
            <text:p>11,2820512821</text:p>
          </table:table-cell>
          <table:table-cell/>
          <table:table-cell office:value-type="float" office:value="2" calcext:value-type="float">
            <text:p>2</text:p>
          </table:table-cell>
          <table:table-cell table:formula="of:=(SUM([.B5:.G5])+SUM([.J5:.L5]))/(SUM([.B5:.G5])+SUM([.J5:.L5])+SUM([.B13:.G13])+SUM([.J13:.L13]))*100" office:value-type="float" office:value="90.0621118012422" calcext:value-type="float">
            <text:p>90,0621118012</text:p>
          </table:table-cell>
          <table:table-cell table:formula="of:=(SUM([.B21:.G21])+SUM([.J21:.L21]))/(SUM([.B21:.G21])+SUM([.J21:.L21])+SUM([.J29:.L29])+SUM([.B29:.G29]))*100" office:value-type="float" office:value="97.3451327433628" calcext:value-type="float">
            <text:p>97,3451327434</text:p>
          </table:table-cell>
          <table:table-cell table:formula="of:=(SUM([.B29:.G29])+SUM([.J29:.L29]))/(SUM([.B21:.G21])+SUM([.J29:.L29])+SUM([.B29:.G29])+SUM([.J21:.L21]))*100" office:value-type="float" office:value="2.65486725663717" calcext:value-type="float">
            <text:p>2,6548672566</text:p>
          </table:table-cell>
          <table:table-cell table:style-name="ce1" table:formula="of:=(SUM([.B13:.G13])+SUM([.J13:.L13]))/(SUM([.B5:.G5])+SUM([.J13:.L13])+SUM([.B13:.G13])+SUM([.J5:.L5]))*100" office:value-type="float" office:value="9.93788819875776" calcext:value-type="float">
            <text:p>9,93788819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6:.G6])/(SUM([.B6:.G6])+SUM([.B14:.G14]))*100" office:value-type="float" office:value="88.5496183206107" calcext:value-type="float">
            <text:p>88,5496183206</text:p>
          </table:table-cell>
          <table:table-cell table:formula="of:=SUM([.B22:.G22])/(SUM([.B22:.G22])+SUM([.B30:.G30]))*100" office:value-type="float" office:value="99.3421052631579" calcext:value-type="float">
            <text:p>99,3421052632</text:p>
          </table:table-cell>
          <table:table-cell table:formula="of:=SUM([.B30:.G30])/(SUM([.B22:.G22])+SUM([.B30:.G30]))*100" office:value-type="float" office:value="0.657894736842105" calcext:value-type="float">
            <text:p>0,6578947368</text:p>
          </table:table-cell>
          <table:table-cell table:style-name="ce1" table:formula="of:=SUM([.B14:.G14])/(SUM([.B6:.G6])+SUM([.B14:.G14]))*100" office:value-type="float" office:value="11.4503816793893" calcext:value-type="float">
            <text:p>11,4503816794</text:p>
          </table:table-cell>
          <table:table-cell/>
          <table:table-cell office:value-type="float" office:value="3" calcext:value-type="float">
            <text:p>3</text:p>
          </table:table-cell>
          <table:table-cell table:formula="of:=(SUM([.B6:.G6])+SUM([.J6:.L6]))/(SUM([.B6:.G6])+SUM([.J6:.L6])+SUM([.B14:.G14])+SUM([.J14:.L14]))*100" office:value-type="float" office:value="90.4494382022472" calcext:value-type="float">
            <text:p>90,4494382022</text:p>
          </table:table-cell>
          <table:table-cell table:formula="of:=(SUM([.B22:.G22])+SUM([.J22:.L22]))/(SUM([.B22:.G22])+SUM([.J22:.L22])+SUM([.J30:.L30])+SUM([.B30:.G30]))*100" office:value-type="float" office:value="98.443579766537" calcext:value-type="float">
            <text:p>98,4435797665</text:p>
          </table:table-cell>
          <table:table-cell table:formula="of:=(SUM([.B30:.G30])+SUM([.J30:.L30]))/(SUM([.B22:.G22])+SUM([.J30:.L30])+SUM([.B30:.G30])+SUM([.J22:.L22]))*100" office:value-type="float" office:value="1.55642023346304" calcext:value-type="float">
            <text:p>1,5564202335</text:p>
          </table:table-cell>
          <table:table-cell table:style-name="ce1" table:formula="of:=(SUM([.B14:.G14])+SUM([.J14:.L14]))/(SUM([.B6:.G6])+SUM([.J14:.L14])+SUM([.B14:.G14])+SUM([.J6:.L6]))*100" office:value-type="float" office:value="9.55056179775281" calcext:value-type="float">
            <text:p>9,55056179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7:.G7])/(SUM([.B7:.G7])+SUM([.B15:.G15]))*100" office:value-type="float" office:value="98.1981981981982" calcext:value-type="float">
            <text:p>98,1981981982</text:p>
          </table:table-cell>
          <table:table-cell table:formula="of:=SUM([.B23:.G23])/(SUM([.B23:.G23])+SUM([.B31:.G31]))*100" office:value-type="float" office:value="95.3488372093023" calcext:value-type="float">
            <text:p>95,3488372093</text:p>
          </table:table-cell>
          <table:table-cell table:formula="of:=SUM([.B31:.G31])/(SUM([.B23:.G23])+SUM([.B31:.G31]))*100" office:value-type="float" office:value="4.65116279069768" calcext:value-type="float">
            <text:p>4,6511627907</text:p>
          </table:table-cell>
          <table:table-cell table:style-name="ce1" table:formula="of:=SUM([.B15:.G15])/(SUM([.B7:.G7])+SUM([.B15:.G15]))*100" office:value-type="float" office:value="1.8018018018018" calcext:value-type="float">
            <text:p>1,8018018018</text:p>
          </table:table-cell>
          <table:table-cell/>
          <table:table-cell office:value-type="float" office:value="4" calcext:value-type="float">
            <text:p>4</text:p>
          </table:table-cell>
          <table:table-cell table:formula="of:=(SUM([.B7:.G7])+SUM([.J7:.L7]))/(SUM([.B7:.G7])+SUM([.J7:.L7])+SUM([.B15:.G15])+SUM([.J15:.L15]))*100" office:value-type="float" office:value="98.9417989417989" calcext:value-type="float">
            <text:p>98,9417989418</text:p>
          </table:table-cell>
          <table:table-cell table:formula="of:=(SUM([.B23:.G23])+SUM([.J23:.L23]))/(SUM([.B23:.G23])+SUM([.J23:.L23])+SUM([.J31:.L31])+SUM([.B31:.G31]))*100" office:value-type="float" office:value="96.7479674796748" calcext:value-type="float">
            <text:p>96,7479674797</text:p>
          </table:table-cell>
          <table:table-cell table:formula="of:=(SUM([.B31:.G31])+SUM([.J31:.L31]))/(SUM([.B23:.G23])+SUM([.J31:.L31])+SUM([.B31:.G31])+SUM([.J23:.L23]))*100" office:value-type="float" office:value="3.2520325203252" calcext:value-type="float">
            <text:p>3,2520325203</text:p>
          </table:table-cell>
          <table:table-cell table:style-name="ce1" table:formula="of:=(SUM([.B15:.G15])+SUM([.J15:.L15]))/(SUM([.B7:.G7])+SUM([.J15:.L15])+SUM([.B15:.G15])+SUM([.J7:.L7]))*100" office:value-type="float" office:value="1.05820105820106" calcext:value-type="float">
            <text:p>1,05820105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B8:.G8])/(SUM([.B8:.G8])+SUM([.B16:.G16]))*100" office:value-type="float" office:value="97.4358974358974" calcext:value-type="float">
            <text:p>97,4358974359</text:p>
          </table:table-cell>
          <table:table-cell table:formula="of:=SUM([.B24:.G24])/(SUM([.B24:.G24])+SUM([.B32:.G32]))*100" office:value-type="float" office:value="98.5365853658537" calcext:value-type="float">
            <text:p>98,5365853659</text:p>
          </table:table-cell>
          <table:table-cell table:formula="of:=SUM([.B32:.G32])/(SUM([.B24:.G24])+SUM([.B32:.G32]))*100" office:value-type="float" office:value="1.46341463414634" calcext:value-type="float">
            <text:p>1,4634146341</text:p>
          </table:table-cell>
          <table:table-cell table:style-name="ce1" table:formula="of:=SUM([.B16:.G16])/(SUM([.B8:.G8])+SUM([.B16:.G16]))*100" office:value-type="float" office:value="2.56410256410256" calcext:value-type="float">
            <text:p>2,5641025641</text:p>
          </table:table-cell>
          <table:table-cell/>
          <table:table-cell office:value-type="float" office:value="5" calcext:value-type="float">
            <text:p>5</text:p>
          </table:table-cell>
          <table:table-cell table:formula="of:=(SUM([.B8:.G8])+SUM([.J8:.L8]))/(SUM([.B8:.G8])+SUM([.J8:.L8])+SUM([.B16:.G16])+SUM([.J16:.L16]))*100" office:value-type="float" office:value="98.7179487179487" calcext:value-type="float">
            <text:p>98,7179487179</text:p>
          </table:table-cell>
          <table:table-cell table:formula="of:=(SUM([.B24:.G24])+SUM([.J24:.L24]))/(SUM([.B24:.G24])+SUM([.J24:.L24])+SUM([.J32:.L32])+SUM([.B32:.G32]))*100" office:value-type="float" office:value="98.9247311827957" calcext:value-type="float">
            <text:p>98,9247311828</text:p>
          </table:table-cell>
          <table:table-cell table:formula="of:=(SUM([.B32:.G32])+SUM([.J32:.L32]))/(SUM([.B24:.G24])+SUM([.J32:.L32])+SUM([.B32:.G32])+SUM([.J24:.L24]))*100" office:value-type="float" office:value="1.0752688172043" calcext:value-type="float">
            <text:p>1,0752688172</text:p>
          </table:table-cell>
          <table:table-cell table:style-name="ce1" table:formula="of:=(SUM([.B16:.G16])+SUM([.J16:.L16]))/(SUM([.B8:.G8])+SUM([.J16:.L16])+SUM([.B16:.G16])+SUM([.J8:.L8]))*100" office:value-type="float" office:value="1.28205128205128" calcext:value-type="float">
            <text:p>1,28205128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9:44:12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0:11:41.421645484</meta:creation-date>
    <meta:generator>LibreOffice/4.4.2.2$Windows_x86 LibreOffice_project/c4c7d32d0d49397cad38d62472b0bc8acff48dd6</meta:generator>
    <dc:date>2017-03-09T12:10:06.783000000</dc:date>
    <meta:editing-duration>PT55M13S</meta:editing-duration>
    <meta:editing-cycles>6</meta:editing-cycles>
    <meta:document-statistic meta:table-count="1" meta:cell-count="384" meta:object-count="0"/>
  </office:meta>
</office:document-meta>
</file>